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thLocalShutdownMethod.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royMethodInferenceTests.xm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onfig.c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thExplicitDestroyMethod.explicit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thAutoCloseable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c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c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c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ithLocalCloseMethod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c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c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c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c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c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stroyMethodInferenceTests.bean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WithDisposableBean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c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thInheritedCloseMethod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c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o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